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#E2EFDA"/>
    </style:style>
    <style:style style:name="ce10" style:family="table-cell" style:parent-style-name="Default" style:data-style-name="N13">
      <style:table-cell-properties fo:background-color="#E2EFDA"/>
    </style:style>
    <style:style style:name="ce11" style:family="table-cell" style:parent-style-name="Default" style:data-style-name="N0">
      <style:table-cell-properties fo:background-color="#FFF2CC"/>
    </style:style>
    <style:style style:name="ce12" style:family="table-cell" style:parent-style-name="Default" style:data-style-name="N13">
      <style:table-cell-properties fo:background-color="#FFF2CC"/>
    </style:style>
    <style:style style:name="ce13" style:family="table-cell" style:parent-style-name="Default" style:data-style-name="N0">
      <style:table-cell-properties fo:background-color="#F8CBAD"/>
    </style:style>
    <style:style style:name="ce14" style:family="table-cell" style:parent-style-name="Default" style:data-style-name="N13">
      <style:table-cell-properties fo:background-color="#F8CBA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2481944444444cm"/>
    </style:style>
    <style:style style:name="co3" style:family="table-column">
      <style:table-column-properties fo:break-before="auto" style:column-width="0.670277777777778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09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6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7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8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9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0" style:family="table-cell" style:parent-style-name="Default" style:data-style-name="N13">
      <style:table-cell-properties fo:background-color="#E2EFDA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1" style:family="table-cell" style:parent-style-name="Default" style:data-style-name="N13">
      <style:table-cell-properties fo:background-color="#FFF2CC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22" style:family="table-cell" style:parent-style-name="Default" style:data-style-name="N13">
      <style:table-cell-properties fo:background-color="#F8CBAD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6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8</text:p>
          </table:table-cell>
          <table:table-cell office:value-type="string" table:style-name="ce1">
            <text:p>Nachfolge konkret: Geld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9</text:p>
          </table:table-cell>
          <table:table-cell office:value-type="string" table:style-name="ce1">
            <text:p>Nachfolge konkret: Versuchung</text:p>
          </table:table-cell>
          <table:table-cell office:value-type="float" office:value="1" table:formula="of:=IF([.B46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7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18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7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 (Ziel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17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15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15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6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1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2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2]&lt;&gt;&quot;&quot;;1;&quot;&quot;)" table:style-name="ce1">
            <text:p>1</text:p>
          </table:table-cell>
          <table:table-cell office:value-type="string" table:style-name="ce15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Seiten insgesamt</text:p>
          </table:table-cell>
          <table:table-cell office:value-type="float" office:value="68" table:formula="of:=SUM([.C1:.C92])" table:style-name="ce1">
            <text:p>68</text:p>
          </table:table-cell>
          <table:table-cell table:style-name="ce16"/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OK</text:p>
          </table:table-cell>
          <table:table-cell office:value-type="float" office:value="65" table:formula="of:=COUNTIF([.D1:.D92];&quot;OK&quot;)" table:style-name="ce9">
            <text:p>65</text:p>
          </table:table-cell>
          <table:table-cell office:value-type="percentage" office:value="0.95588235294117652" table:formula="of:=[.C95]/[.C94]" table:style-name="ce20">
            <text:p>96%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1">
            <text:p>Änderungen nötig</text:p>
          </table:table-cell>
          <table:table-cell office:value-type="float" office:value="1" table:formula="of:=COUNTIF([.D1:.D92];&quot;Änderungen&quot;)" table:style-name="ce11">
            <text:p>1</text:p>
          </table:table-cell>
          <table:table-cell office:value-type="percentage" office:value="1.4705882352941176E-2" table:formula="of:=[.C96]/[.C94]" table:style-name="ce21">
            <text:p>1%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Neu anlegen</text:p>
          </table:table-cell>
          <table:table-cell office:value-type="float" office:value="2" table:formula="of:=COUNTIF([.D1:.D92];&quot;neu&quot;)" table:style-name="ce13">
            <text:p>2</text:p>
          </table:table-cell>
          <table:table-cell office:value-type="percentage" office:value="2.9411764705882353E-2" table:formula="of:=[.C97]/[.C94]" table:style-name="ce22">
            <text:p>3%</text:p>
          </table:table-cell>
          <table:table-cell table:number-columns-repeated="16380"/>
        </table:table-row>
        <table:table-row table:number-rows-repeated="1048479" table:style-name="ro1">
          <table:table-cell table:number-columns-repeated="3"/>
          <table:table-cell table:style-name="ce16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9T16:07:26Z</dc:date>
    <meta:print-date>2016-08-17T20:00:31Z</meta:print-date>
    <meta:editing-duration>PT0S</meta:editing-duration>
  </office:meta>
</office:document-meta>
</file>